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Arial, sans-serif"/>
    <style:font-face style:name="arial" svg:font-family="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Times New Roman" fo:font-size="12pt" officeooo:rsid="00084264" officeooo:paragraph-rsid="00084264" style:font-size-asian="12pt" style:font-size-complex="12pt"/>
    </style:style>
    <style:style style:name="P2" style:family="paragraph" style:parent-style-name="Standard">
      <style:text-properties fo:color="#000000" loext:opacity="100%" style:font-name="Times New Roman" fo:font-size="12pt" officeooo:rsid="000a1f5d" officeooo:paragraph-rsid="000a1f5d" style:font-size-asian="12pt" style:font-size-complex="12pt"/>
    </style:style>
    <style:style style:name="P3" style:family="paragraph" style:parent-style-name="Standard">
      <style:text-properties fo:color="#000000" loext:opacity="100%" style:font-name="Times New Roman" fo:font-size="12pt" officeooo:paragraph-rsid="000a1f5d" style:font-size-asian="12pt" style:font-size-complex="12pt"/>
    </style:style>
    <style:style style:name="P4" style:family="paragraph" style:parent-style-name="Standard">
      <style:text-properties fo:color="#000000" loext:opacity="100%" style:font-name="Times New Roman" fo:font-size="12pt" officeooo:rsid="000b5634" officeooo:paragraph-rsid="000b5634" style:font-size-asian="12pt" style:font-size-complex="12pt"/>
    </style:style>
    <style:style style:name="P5" style:family="paragraph" style:parent-style-name="Standard">
      <style:text-properties fo:color="#000000" loext:opacity="100%" style:font-name="Times New Roman" fo:font-size="12pt" officeooo:rsid="000e7a75" officeooo:paragraph-rsid="000e7a75" style:font-size-asian="12pt" style:font-size-complex="12pt"/>
    </style:style>
    <style:style style:name="P6" style:family="paragraph" style:parent-style-name="Standard">
      <style:text-properties fo:color="#000000" loext:opacity="100%" style:font-name="Times New Roman" fo:font-size="12pt" officeooo:rsid="000eff71" officeooo:paragraph-rsid="000eff71" style:font-size-asian="12pt" style:font-size-complex="12pt"/>
    </style:style>
    <style:style style:name="P7" style:family="paragraph" style:parent-style-name="Standard">
      <style:text-properties fo:color="#000000" loext:opacity="100%" style:font-name="Times New Roman" fo:font-size="12pt" officeooo:rsid="001087ae" officeooo:paragraph-rsid="001087ae" style:font-size-asian="12pt" style:font-size-complex="12pt"/>
    </style:style>
    <style:style style:name="P8" style:family="paragraph" style:parent-style-name="Standard">
      <style:text-properties fo:color="#000000" loext:opacity="100%" style:font-name="Times New Roman" fo:font-size="12pt" officeooo:rsid="00116041" officeooo:paragraph-rsid="00116041" style:font-size-asian="12pt" style:font-size-complex="12pt"/>
    </style:style>
    <style:style style:name="P9" style:family="paragraph" style:parent-style-name="Standard">
      <style:text-properties fo:color="#000000" loext:opacity="100%" style:font-name="Times New Roman" fo:font-size="12pt" officeooo:rsid="00131af4" officeooo:paragraph-rsid="00131af4" style:font-size-asian="12pt" style:font-size-complex="12pt"/>
    </style:style>
    <style:style style:name="T1" style:family="text">
      <style:text-properties officeooo:rsid="00087868"/>
    </style:style>
    <style:style style:name="T2" style:family="text">
      <style:text-properties officeooo:rsid="000a1f5d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officeooo:rsid="000d13f6"/>
    </style:style>
    <style:style style:name="T5" style:family="text">
      <style:text-properties officeooo:rsid="000e7a75"/>
    </style:style>
    <style:style style:name="T6" style:family="text">
      <style:text-properties officeooo:rsid="001160d1"/>
    </style:style>
    <style:style style:name="T7" style:family="text">
      <style:text-properties officeooo:rsid="00131a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prawy Pilne </text:p>
      <text:p text:style-name="P1"/>
      <text:p text:style-name="P1">Nasza firma w trybie pilnym dokonuję napraw usterek ora<text:span text:style-name="T1">z usuwa awarię w zakresie hydr</text:span><text:span text:style-name="T5">ałliki</text:span><text:span text:style-name="T1"> oraz elektryki. Masz problem który musisz szybko rozwiązać ? Nie czekaj zadzwoń już dziś! Pomożemy Ci tak szybko jak to tylko możliwe! </text:span></text:p>
      <text:p text:style-name="P1"/>
      <text:p text:style-name="P1"/>
      <text:p text:style-name="P2">Przeróbki elektryczne </text:p>
      <text:p text:style-name="P2"/>
      <text:p text:style-name="P3"><text:span text:style-name="T2">Nasza firma oferuje usługi w zakresie przenoszenia oraz instalacji instalacji elektrycznych. Jeśli brakuję Ci gniazdek, obwodów oświetlenia lub włączników to dobrze trafiłeś. Odpowiemy na wszystkie twoje pytania oraz udzielimy fachowych porad. Pamiętaj m</text:span><text:span text:style-name="T3">odyfikowanie instalacji bez fachowej wiedzy może się źle skończyć.</text:span> </text:p>
      <text:p text:style-name="P3"/>
      <text:p text:style-name="P4">Przeróbki hydrauliczne</text:p>
      <text:p text:style-name="P4"/>
      <text:p text:style-name="P4">Świadczymy rożnego rodzaju usługi hydrauliczne powiązane z remontami oraz przeróbkami istniejących instalacji wodno-kanalizacyjnych. Oferujemy <text:span text:style-name="T4">montaż nowych instalacji jak również </text:span>wymianę oraz rozbudowę już istniejącej. </text:p>
      <text:p text:style-name="P4"/>
      <text:p text:style-name="P5">Łazienki </text:p>
      <text:p text:style-name="P5"/>
      <text:p text:style-name="P5">Oferujemy profesjonalne usługi <text:s/>glazurnicze, układanie płytek, kompleksowe wykonywanie łazienek oraz remonty od podstaw. <text:s/>Wykonujemy montaż i podłączenie sanitariatów. </text:p>
      <text:p text:style-name="P5"/>
      <text:p text:style-name="P5"/>
      <text:p text:style-name="P6">Remonty i Wykończenia </text:p>
      <text:p text:style-name="P6"/>
      <text:p text:style-name="P7">Planujesz remont mieszkania albo domu? Szykujesz się do wykończenia wnętrza? Dobrze trafiłeś! Nasza firma oferuję szeroki zakres usług począwszy od instalacji hydraulicznych i elektrycznych po przez pracę budowlane aż po końcowe wykończenie. </text:p>
      <text:p text:style-name="P7"/>
      <text:p text:style-name="P8">Wymiany </text:p>
      <text:p text:style-name="P8"/>
      <text:p text:style-name="P8">Nasi fachowcy fachowo i profesjonalnie dokonają dla Cibie kompleksowej wymiany elementów instalacji hydraulicznej oraz elektrycznej. <text:s/></text:p>
      <text:p text:style-name="P8"/>
      <text:p text:style-name="P8"/>
      <text:p text:style-name="P8"/>
      <text:p text:style-name="P8"/>
      <text:p text:style-name="P8">Nasza firma </text:p>
      <text:p text:style-name="P8"/>
      <text:p text:style-name="P8">Jesteśmy profesjonalna i fachową firmą remontowo budowlan<text:span text:style-name="T6">ą</text:span> z wieloletnim doświadczeniem oraz dziesiątkami zadowolonych klientów. Działamy na terenie Wrocławia. Świadczymy szereg usług z branży hydraulicznej, elektryki, remontów oraz wykończeń <text:span text:style-name="T6">wnętrz</text:span>. <text:span text:style-name="T6">Pomagamy również naszym klientom </text:span><text:span text:style-name="T7">w</text:span><text:span text:style-name="T6"> usunięciu oraz naprawie nagłych awarii oraz usterkach. </text:span></text:p>
      <text:p text:style-name="P8"/>
      <text:p text:style-name="P8"/>
      <text:p text:style-name="P9">Realizacje </text:p>
      <text:p text:style-name="P9"/>
      <text:p text:style-name="P9">Chcesz przekonać się jak pracujemy ? Zobacz parę z naszych ostatnich prac jakie wykonaliśmy dla naszych klientów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Arial, sans-serif"/>
    <style:font-face style:name="arial" svg:font-family="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6T13:11:24.692000000</meta:creation-date>
    <dc:date>2023-03-26T14:40:12.280000000</dc:date>
    <meta:editing-duration>PT34M13S</meta:editing-duration>
    <meta:editing-cycles>6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6" meta:word-count="238" meta:character-count="1886" meta:non-whitespace-character-count="1647"/>
  </office:meta>
</office:document-meta>
</file>